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8pt" fo:language="it" fo:country="IT" fo:font-weight="bold" officeooo:rsid="001e3065" officeooo:paragraph-rsid="001e3065" style:font-size-asian="28pt" style:font-weight-asian="bold" style:font-size-complex="28pt" style:font-weight-complex="bold"/>
    </style:style>
    <style:style style:name="P2" style:family="paragraph" style:parent-style-name="Standard">
      <style:text-properties fo:font-size="15pt" fo:language="it" fo:country="IT" officeooo:rsid="001e3065" officeooo:paragraph-rsid="001e3065" style:font-size-asian="15pt" style:font-size-complex="15pt"/>
    </style:style>
    <style:style style:name="P3" style:family="paragraph" style:parent-style-name="Standard">
      <style:paragraph-properties fo:text-align="start" style:justify-single-word="false"/>
      <style:text-properties fo:font-size="14pt" fo:language="it" fo:country="IT" fo:font-weight="bold" officeooo:rsid="001e3065" officeooo:paragraph-rsid="001e3065"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language="it" fo:country="IT" fo:font-weight="normal" officeooo:rsid="001e3065" officeooo:paragraph-rsid="001e3065"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2pt" fo:language="it" fo:country="IT" fo:font-weight="normal" officeooo:rsid="001e3065" officeooo:paragraph-rsid="001e3065"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language="it" fo:country="IT" fo:font-weight="normal" officeooo:rsid="001e3065" officeooo:paragraph-rsid="001f1f90"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language="it" fo:country="IT" fo:font-weight="normal" officeooo:rsid="001f1f90" officeooo:paragraph-rsid="001f1f90"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language="it" fo:country="IT" fo:font-weight="normal" officeooo:rsid="00203b7e" officeooo:paragraph-rsid="00203b7e"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language="it" fo:country="IT" fo:font-weight="normal" officeooo:rsid="00203b7e" officeooo:paragraph-rsid="002250bf"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language="it" fo:country="IT" fo:font-weight="normal" officeooo:rsid="00203b7e" officeooo:paragraph-rsid="002a285a"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language="it" fo:country="IT" fo:font-weight="normal" officeooo:rsid="00203b7e" officeooo:paragraph-rsid="0034fdc8"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language="it" fo:country="IT" fo:font-style="normal" fo:font-weight="normal" officeooo:rsid="0035997d" officeooo:paragraph-rsid="00459052" style:font-size-asian="10.5pt" style:font-style-asian="normal" style:font-weight-asian="normal" style:font-size-complex="12pt" style:font-style-complex="normal" style:font-weight-complex="normal"/>
    </style:style>
    <style:style style:name="P13" style:family="paragraph" style:parent-style-name="Standard">
      <style:text-properties fo:language="it" fo:country="IT" officeooo:rsid="001e3065" officeooo:paragraph-rsid="001e3065"/>
    </style:style>
    <style:style style:name="P14" style:family="paragraph" style:parent-style-name="Standard">
      <style:paragraph-properties fo:text-align="start" style:justify-single-word="false"/>
      <style:text-properties officeooo:paragraph-rsid="00459052"/>
    </style:style>
    <style:style style:name="P15" style:family="paragraph" style:parent-style-name="Standard">
      <style:paragraph-properties fo:text-align="start" style:justify-single-word="false"/>
      <style:text-properties officeooo:rsid="005148fb" officeooo:paragraph-rsid="005148fb"/>
    </style:style>
    <style:style style:name="P16" style:family="paragraph" style:parent-style-name="Standard">
      <style:paragraph-properties fo:text-align="start" style:justify-single-word="false"/>
      <style:text-properties officeooo:rsid="00546688" officeooo:paragraph-rsid="00546688"/>
    </style:style>
    <style:style style:name="P17" style:family="paragraph" style:parent-style-name="Standard">
      <style:paragraph-properties fo:text-align="start" style:justify-single-word="false"/>
      <style:text-properties officeooo:rsid="00572b8e" officeooo:paragraph-rsid="00572b8e"/>
    </style:style>
    <style:style style:name="P18" style:family="paragraph" style:parent-style-name="Standard">
      <style:paragraph-properties fo:text-align="start" style:justify-single-word="false"/>
      <style:text-properties officeooo:rsid="0058b12f" officeooo:paragraph-rsid="0058b12f"/>
    </style:style>
    <style:style style:name="P19" style:family="paragraph" style:parent-style-name="Standard">
      <style:paragraph-properties fo:text-align="start" style:justify-single-word="false"/>
      <style:text-properties officeooo:rsid="005a5445" officeooo:paragraph-rsid="005c19ac"/>
    </style:style>
    <style:style style:name="P20" style:family="paragraph" style:parent-style-name="Standard">
      <style:paragraph-properties fo:text-align="start" style:justify-single-word="false"/>
      <style:text-properties officeooo:rsid="005e6067" officeooo:paragraph-rsid="005e6067"/>
    </style:style>
    <style:style style:name="T1" style:family="text">
      <style:text-properties officeooo:rsid="00203b7e"/>
    </style:style>
    <style:style style:name="T2" style:family="text">
      <style:text-properties fo:font-style="italic" style:font-style-asian="italic" style:font-style-complex="italic"/>
    </style:style>
    <style:style style:name="T3" style:family="text">
      <style:text-properties fo:font-style="italic" officeooo:rsid="0021e813" style:font-style-asian="italic" style:font-style-complex="italic"/>
    </style:style>
    <style:style style:name="T4" style:family="text">
      <style:text-properties fo:font-style="italic" officeooo:rsid="002a285a" style:font-style-asian="italic" style:font-style-complex="italic"/>
    </style:style>
    <style:style style:name="T5" style:family="text">
      <style:text-properties fo:font-style="italic" officeooo:rsid="002c0fa5" style:font-style-asian="italic" style:font-style-complex="italic"/>
    </style:style>
    <style:style style:name="T6" style:family="text">
      <style:text-properties fo:font-style="italic" officeooo:rsid="002dceda" style:font-style-asian="italic" style:font-style-complex="italic"/>
    </style:style>
    <style:style style:name="T7" style:family="text">
      <style:text-properties fo:font-style="italic" officeooo:rsid="00337f63" style:font-style-asian="italic" style:font-style-complex="italic"/>
    </style:style>
    <style:style style:name="T8" style:family="text">
      <style:text-properties fo:font-style="italic" officeooo:rsid="0034fdc8" style:font-style-asian="italic" style:font-style-complex="italic"/>
    </style:style>
    <style:style style:name="T9" style:family="text">
      <style:text-properties fo:font-style="italic" officeooo:rsid="0036ceb1" style:font-style-asian="italic" style:font-style-complex="italic"/>
    </style:style>
    <style:style style:name="T10" style:family="text">
      <style:text-properties fo:font-style="italic" officeooo:rsid="0037296d" style:font-style-asian="italic" style:font-style-complex="italic"/>
    </style:style>
    <style:style style:name="T11" style:family="text">
      <style:text-properties fo:font-style="italic" officeooo:rsid="003cc106" style:font-style-asian="italic" style:font-style-complex="italic"/>
    </style:style>
    <style:style style:name="T12" style:family="text">
      <style:text-properties fo:font-style="italic" officeooo:rsid="003de96d" style:font-style-asian="italic" style:font-style-complex="italic"/>
    </style:style>
    <style:style style:name="T13" style:family="text">
      <style:text-properties fo:font-style="italic" officeooo:rsid="0042cd61" style:font-style-asian="italic" style:font-style-complex="italic"/>
    </style:style>
    <style:style style:name="T14" style:family="text">
      <style:text-properties fo:font-style="italic" officeooo:rsid="00459052" style:font-style-asian="italic" style:font-style-complex="italic"/>
    </style:style>
    <style:style style:name="T15" style:family="text">
      <style:text-properties fo:font-style="italic" officeooo:rsid="00546688" style:font-style-asian="italic" style:font-style-complex="italic"/>
    </style:style>
    <style:style style:name="T16" style:family="text">
      <style:text-properties fo:font-style="italic" officeooo:rsid="00549bbd" style:font-style-asian="italic" style:font-style-complex="italic"/>
    </style:style>
    <style:style style:name="T17" style:family="text">
      <style:text-properties fo:font-style="italic" officeooo:rsid="0055bcd3" style:font-style-asian="italic" style:font-style-complex="italic"/>
    </style:style>
    <style:style style:name="T18" style:family="text">
      <style:text-properties fo:font-style="italic" officeooo:rsid="00579c66" style:font-style-asian="italic" style:font-style-complex="italic"/>
    </style:style>
    <style:style style:name="T19" style:family="text">
      <style:text-properties fo:font-style="italic" officeooo:rsid="0059fa5b" style:font-style-asian="italic" style:font-style-complex="italic"/>
    </style:style>
    <style:style style:name="T20" style:family="text">
      <style:text-properties fo:font-style="italic" officeooo:rsid="005aeab4" style:font-style-asian="italic" style:font-style-complex="italic"/>
    </style:style>
    <style:style style:name="T21" style:family="text">
      <style:text-properties fo:font-style="italic" officeooo:rsid="005c19ac" style:font-style-asian="italic" style:font-style-complex="italic"/>
    </style:style>
    <style:style style:name="T22" style:family="text">
      <style:text-properties fo:font-style="italic" officeooo:rsid="005eccf9" style:font-style-asian="italic" style:font-style-complex="italic"/>
    </style:style>
    <style:style style:name="T23" style:family="text">
      <style:text-properties fo:font-style="italic" officeooo:rsid="006cf7d3" style:font-style-asian="italic" style:font-style-complex="italic"/>
    </style:style>
    <style:style style:name="T24" style:family="text">
      <style:text-properties fo:font-style="normal" style:font-style-asian="normal" style:font-style-complex="normal"/>
    </style:style>
    <style:style style:name="T25" style:family="text">
      <style:text-properties fo:font-style="normal" officeooo:rsid="0021e813" style:font-style-asian="normal" style:font-style-complex="normal"/>
    </style:style>
    <style:style style:name="T26" style:family="text">
      <style:text-properties fo:font-style="normal" officeooo:rsid="002250bf" style:font-style-asian="normal" style:font-style-complex="normal"/>
    </style:style>
    <style:style style:name="T27" style:family="text">
      <style:text-properties fo:font-style="normal" officeooo:rsid="0023cad5" style:font-style-asian="normal" style:font-style-complex="normal"/>
    </style:style>
    <style:style style:name="T28" style:family="text">
      <style:text-properties fo:font-style="normal" officeooo:rsid="002a285a" style:font-style-asian="normal" style:font-style-complex="normal"/>
    </style:style>
    <style:style style:name="T29" style:family="text">
      <style:text-properties fo:font-style="normal" officeooo:rsid="002c0fa5" style:font-style-asian="normal" style:font-style-complex="normal"/>
    </style:style>
    <style:style style:name="T30" style:family="text">
      <style:text-properties fo:font-style="normal" officeooo:rsid="002dceda" style:font-style-asian="normal" style:font-style-complex="normal"/>
    </style:style>
    <style:style style:name="T31" style:family="text">
      <style:text-properties fo:font-style="normal" officeooo:rsid="00337f63" style:font-style-asian="normal" style:font-style-complex="normal"/>
    </style:style>
    <style:style style:name="T32" style:family="text">
      <style:text-properties fo:font-style="normal" officeooo:rsid="0034fdc8" style:font-style-asian="normal" style:font-style-complex="normal"/>
    </style:style>
    <style:style style:name="T33" style:family="text">
      <style:text-properties fo:font-style="normal" officeooo:rsid="00459052" style:font-style-asian="normal" style:font-style-complex="normal"/>
    </style:style>
    <style:style style:name="T34" style:family="text">
      <style:text-properties fo:font-style="normal" officeooo:rsid="005314ab" style:font-style-asian="normal" style:font-style-complex="normal"/>
    </style:style>
    <style:style style:name="T35" style:family="text">
      <style:text-properties fo:font-style="normal" officeooo:rsid="00546688" style:font-style-asian="normal" style:font-style-complex="normal"/>
    </style:style>
    <style:style style:name="T36" style:family="text">
      <style:text-properties fo:font-style="normal" officeooo:rsid="00549bbd" style:font-style-asian="normal" style:font-style-complex="normal"/>
    </style:style>
    <style:style style:name="T37" style:family="text">
      <style:text-properties fo:font-style="normal" officeooo:rsid="0055bcd3" style:font-style-asian="normal" style:font-style-complex="normal"/>
    </style:style>
    <style:style style:name="T38" style:family="text">
      <style:text-properties fo:font-style="normal" officeooo:rsid="00572b8e" style:font-style-asian="normal" style:font-style-complex="normal"/>
    </style:style>
    <style:style style:name="T39" style:family="text">
      <style:text-properties fo:font-style="normal" officeooo:rsid="00579c66" style:font-style-asian="normal" style:font-style-complex="normal"/>
    </style:style>
    <style:style style:name="T40" style:family="text">
      <style:text-properties fo:font-style="normal" officeooo:rsid="005953e3" style:font-style-asian="normal" style:font-style-complex="normal"/>
    </style:style>
    <style:style style:name="T41" style:family="text">
      <style:text-properties fo:font-style="normal" officeooo:rsid="0059fa5b" style:font-style-asian="normal" style:font-style-complex="normal"/>
    </style:style>
    <style:style style:name="T42" style:family="text">
      <style:text-properties fo:font-style="normal" officeooo:rsid="005a5445" style:font-style-asian="normal" style:font-style-complex="normal"/>
    </style:style>
    <style:style style:name="T43" style:family="text">
      <style:text-properties fo:font-style="normal" officeooo:rsid="005aeab4" style:font-style-asian="normal" style:font-style-complex="normal"/>
    </style:style>
    <style:style style:name="T44" style:family="text">
      <style:text-properties fo:font-style="normal" officeooo:rsid="005c19ac" style:font-style-asian="normal" style:font-style-complex="normal"/>
    </style:style>
    <style:style style:name="T45" style:family="text">
      <style:text-properties fo:font-style="normal" officeooo:rsid="005c735b" style:font-style-asian="normal" style:font-style-complex="normal"/>
    </style:style>
    <style:style style:name="T46" style:family="text">
      <style:text-properties fo:font-style="normal" officeooo:rsid="005eccf9" style:font-style-asian="normal" style:font-style-complex="normal"/>
    </style:style>
    <style:style style:name="T47" style:family="text">
      <style:text-properties fo:font-style="normal" officeooo:rsid="0060805e" style:font-style-asian="normal" style:font-style-complex="normal"/>
    </style:style>
    <style:style style:name="T48" style:family="text">
      <style:text-properties fo:font-style="normal" officeooo:rsid="00659f32" style:font-style-asian="normal" style:font-style-complex="normal"/>
    </style:style>
    <style:style style:name="T49" style:family="text">
      <style:text-properties fo:font-style="normal" officeooo:rsid="00670538" style:font-style-asian="normal" style:font-style-complex="normal"/>
    </style:style>
    <style:style style:name="T50" style:family="text">
      <style:text-properties fo:font-style="normal" officeooo:rsid="0069ffc9" style:font-style-asian="normal" style:font-style-complex="normal"/>
    </style:style>
    <style:style style:name="T51" style:family="text">
      <style:text-properties fo:font-style="normal" officeooo:rsid="006cf7d3" style:font-style-asian="normal" style:font-style-complex="normal"/>
    </style:style>
    <style:style style:name="T52" style:family="text">
      <style:text-properties fo:font-style="normal" officeooo:rsid="006eb2d6" style:font-style-asian="normal" style:font-style-complex="normal"/>
    </style:style>
    <style:style style:name="T53" style:family="text">
      <style:text-properties fo:font-style="normal" officeooo:rsid="006eb96f" style:font-style-asian="normal" style:font-style-complex="normal"/>
    </style:style>
    <style:style style:name="T54" style:family="text">
      <style:text-properties fo:font-style="normal" officeooo:rsid="00709253" style:font-style-asian="normal" style:font-style-complex="normal"/>
    </style:style>
    <style:style style:name="T55" style:family="text">
      <style:text-properties officeooo:rsid="0036ceb1"/>
    </style:style>
    <style:style style:name="T56" style:family="text">
      <style:text-properties officeooo:rsid="0037296d"/>
    </style:style>
    <style:style style:name="T57" style:family="text">
      <style:text-properties officeooo:rsid="0038c0a0"/>
    </style:style>
    <style:style style:name="T58" style:family="text">
      <style:text-properties officeooo:rsid="003a5288"/>
    </style:style>
    <style:style style:name="T59" style:family="text">
      <style:text-properties officeooo:rsid="003c2f62"/>
    </style:style>
    <style:style style:name="T60" style:family="text">
      <style:text-properties officeooo:rsid="003cc106"/>
    </style:style>
    <style:style style:name="T61" style:family="text">
      <style:text-properties officeooo:rsid="003de96d"/>
    </style:style>
    <style:style style:name="T62" style:family="text">
      <style:text-properties officeooo:rsid="0040eddd"/>
    </style:style>
    <style:style style:name="T63" style:family="text">
      <style:text-properties officeooo:rsid="0042cd61"/>
    </style:style>
    <style:style style:name="T64" style:family="text">
      <style:text-properties officeooo:rsid="0043bd9f"/>
    </style:style>
    <style:style style:name="T65" style:family="text">
      <style:text-properties officeooo:rsid="00459052"/>
    </style:style>
    <style:style style:name="T66" style:family="text">
      <style:text-properties fo:font-size="12pt" fo:language="it" fo:country="IT" fo:font-style="normal" fo:font-weight="normal" officeooo:rsid="00459052" style:font-size-asian="10.5pt" style:font-style-asian="normal" style:font-weight-asian="normal" style:font-size-complex="12pt" style:font-style-complex="normal" style:font-weight-complex="normal"/>
    </style:style>
    <style:style style:name="T67" style:family="text">
      <style:text-properties fo:font-size="12pt" fo:language="it" fo:country="IT" fo:font-style="normal" fo:font-weight="normal" officeooo:rsid="0043bd9f" style:font-size-asian="10.5pt" style:font-style-asian="normal" style:font-weight-asian="normal" style:font-size-complex="12pt" style:font-style-complex="normal" style:font-weight-complex="normal"/>
    </style:style>
    <style:style style:name="T68" style:family="text">
      <style:text-properties fo:font-size="12pt" fo:language="it" fo:country="IT" fo:font-style="italic" fo:font-weight="normal" officeooo:rsid="0043bd9f" style:font-size-asian="10.5pt" style:font-style-asian="italic" style:font-weight-asian="normal" style:font-size-complex="12pt" style:font-style-complex="italic" style:font-weight-complex="normal"/>
    </style:style>
    <style:style style:name="T69" style:family="text">
      <style:text-properties officeooo:rsid="0061f1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ipilato Michael<text:tab/></text:p>
      <text:p text:style-name="P2">Matricola 13305A</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text:span text:style-name="T69">Relazione p</text:span>rogetto Informatica applicata al suono</text:p>
      <text:p text:style-name="P3"/>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6">Questa breve relazione ha l’obiettivo di illustrare la struttura generale delle classi implementate nel progetto e il loro funzionamento. Essendo il progetto relativo allo sviluppo di una semplice applicazione in grado di risolvere dei problemi su un grafo connesso e pesato, vi sarà anche una breve spiegazione di quanti e quali algoritmi sono stati implementati.</text:p>
      <text:p text:style-name="P5"/>
      <text:p text:style-name="P7">L’entità principale modellata in questo progetto è ovviamente l’entità grafo, nella classe <text:span text:style-name="T2">Graph</text:span>.</text:p>
      <text:p text:style-name="P7">Un grafo può essere implementato principalmente in due modi: utilizzando una lista di adiacenza, ovvero ogni nodo avrà un campo “peso” e un puntatore al successivo, oppure utilizzando una matrice, in cui un<text:span text:style-name="T1">o spigolo</text:span> dal nodo i al nodo j e il suo relativo peso sarà rappresentato dalla i-esima riga e dalla j-esima colonna, e il <text:span text:style-name="T1">valore numerico del </text:span>peso sarà dunque inserito in questa cella. Per quanto la seconda opzione è meno ottimizzata, è <text:span text:style-name="T1">però </text:span>la più semplice da implementare; <text:span text:style-name="T1">essendo inoltre che l’applicazione lavora con grafi con un numero relativamente piccolo di nodi e di spigoli (essendo inoltre i grafi sparsi, ovvero con un numero di spigoli molto minore al numero di vertici), ho preferito quest’opzione alla prima.</text:span></text:p>
      <text:p text:style-name="P8">Come ci si può dunque aspettare, uno dei data member sarà effettivamente la suddetta matrice, rappresentata come <text:span text:style-name="T2">std::vector&lt;std::vector&lt;int&gt;&gt;</text:span> (ovvero come <text:span text:style-name="T2">vettore di vettori di interi</text:span><text:span text:style-name="T24">), e non come matrice del linguaggio C, per il semplice fatto che il numero di vertici non è noto a priori, ma potrà variare dinamicamente durante l’esecuzione del programma. Gli altri data member invece sono il nome del grafo, letto dal file specificato in input, rappresentato come stringa; il numero di vertici e di spigoli rappresentati invece come interi. Tutti e quattro i data member sono privati, dato che sarà compito della funzione interna che legge i parametri da file modificarli; ciononostante, ognuno avrà associata una funzione pubblica che semplicemente ne restituirà il relativo valore.</text:span></text:p>
      <text:p text:style-name="P9"><text:span text:style-name="T24">Ho precedentemente accennato ad una funzione che legge i dati di un grafo da file; </text:span><text:span text:style-name="T25">questo compito è svolto</text:span><text:span text:style-name="T24"> </text:span><text:span text:style-name="T25">dalla funzione </text:span><text:span text:style-name="T3">bool get_data(std::ifstream &amp;f,std::string filename)</text:span><text:span text:style-name="T25">, che si occupa di aprire un file contenente la descrizione di un grafo e di leggere nome, numero di vertici, numero di spigoli ed infine l’elenco degli spigoli con relativo peso. Tutti questi valori poi serviranno ad aggiornare i corrispettivi data member dell’entità grafo. La funzione inoltre restituisce un booleano che notifica l’avvenuta apertura o meno del file. </text:span></text:p>
      <text:p text:style-name="P9"><text:span text:style-name="T25">L’implementazione dell’entità grafo </text:span><text:span text:style-name="T26">come si può notare è molto semplice, ma è il fulcro dell’applicazione; su di essa poi bisognerà risolvere alcuni problemi.</text:span></text:p>
      <text:p text:style-name="P10"><text:span text:style-name="T26">Ho deciso di implementarne quattro: il problema dell’ albero di copertura minimo utilizzando l'algoritmo di Prim, il problema del cammino minimo da un'unica sorgente utilizzando l'algoritmo di Dijkstra, il problema del cammino minimo per tutte le coppie di nodi utilizzando l'algoritmo di Floyd-Warshall e infine il problema del flusso massimo dati sorgente e destinazione utilizzando l'algoritmo di Ford-Fulkerson. </text:span><text:span text:style-name="T27">Eventuali dettagli verranno poi forniti successivamente, quando procederò a spiegarne brevemente l’implementazione. </text:span></text:p>
      <text:p text:style-name="P11"><text:span text:style-name="T28">La classe che permetterà di implementare l’entità solutore sarà la</text:span><text:span text:style-name="T4"> ProblemSolver</text:span><text:span text:style-name="T28">. Questa include la funzione</text:span><text:span text:style-name="T4"> virtual ProblemSolution * solve(const Graph &amp;) = 0</text:span><text:span text:style-name="T28">, ovvero una funzione virtuale pura; ciò non permette di istanziare oggetti di tipo</text:span><text:span text:style-name="T4"> ProblemSolver</text:span><text:span text:style-name="T28">. </text:span><text:span text:style-name="T49">I</text:span><text:span text:style-name="T48">nfatti, </text:span><text:span text:style-name="T28">il passo fondamentale sarà poi fare l’override di tale funzione, che sarà presente in ognuna delle sue derivate; praticamente altro non è che un’interfaccia comune per quelle classi. Di conseguenza, i data member sono: </text:span><text:span text:style-name="T4">src </text:span><text:span text:style-name="T28">che rappresenta il vertice di partenza (se richiesto dal problema), </text:span><text:span text:style-name="T4">dest</text:span><text:span text:style-name="T28"> che invece rappresenta il vertice di arrivo (se richiesto dal problema), </text:span><text:span text:style-name="T29">V rappresenta il numero di vertici del grafo in input,</text:span><text:span text:style-name="T5"> G</text:span><text:span text:style-name="T29"> che rappresenta la</text:span><text:span text:style-name="T5"> </text:span><text:span text:style-name="T29">matrice di adiacenza del grafo in input, </text:span><text:span text:style-name="T5">path </text:span><text:span text:style-name="T29">rappresenta l’array dei percorsi della soluzione, </text:span><text:span text:style-name="T5">cost</text:span><text:span text:style-name="T29"> rappresenta l’array del costo dei percorsi, </text:span><text:span text:style-name="T5">pb </text:span><text:span text:style-name="T29">che è la stringa con la descrizione del problema risolto e infine </text:span><text:span text:style-name="T5">is_not_valid</text:span><text:span text:style-name="T29"> che è un booleano di controllo dell’input. </text:span><text:span text:style-name="T30">La classe include anche la funzione </text:span><text:span text:style-name="T6">void input(int V, bool is_src)</text:span><text:span text:style-name="T30">, che si occupa di controllare che il valore inserito sia corretto. </text:span><text:span text:style-name="T31">In questo caso i valori in input saranno due: il numero di vertici, per controllare che l’utente inserisca un vertice che sia effettivamente presente nel grafo, e un booleano utile a verificare se l’input coinvolge la sorgente o la destinazione. Quest’ultimo è molto importante dato </text:span><text:soft-page-break/><text:span text:style-name="T31">che altrimenti avrei dovuto creare due funzioni separate, una per input e una per output. L’input viene gestito utilizzando la </text:span><text:span text:style-name="T7">getline</text:span><text:span text:style-name="T31"> invece che una singola </text:span><text:span text:style-name="T7">cin</text:span><text:span text:style-name="T31">, dato che potrebbero nascere problemi se l’utente dovesse digitare più di un’opzione separata da uno spazio. Inoltre, essendo che il numero di vertici deve essere giustamente un intero, l’input viene inizialmente salvato nella variabile</text:span><text:span text:style-name="T7"> input</text:span><text:span text:style-name="T31"> e poi convertito in intero. La conversione è all’interno di un blocco try/catch, in modo da catturare un’eventuale eccezione</text:span><text:span text:style-name="T7"> </text:span><text:span text:style-name="T8">invalid_argument</text:span><text:span text:style-name="T32"> (ovvero se ad esempio l’input contiene caratteri e non esclusivamente numeri) o</text:span><text:span text:style-name="T8"> out_of_range</text:span><text:span text:style-name="T32"> (ovvero se l’utente digita un numero troppo grande da poter essere convertito in intero). Tutto è iterato in un ciclo do-while fino a che l’input non è valido.</text:span></text:p>
      <text:p text:style-name="P12">La prima classe che eredita da <text:span text:style-name="T2">ProblemSolver</text:span> è <text:span text:style-name="T2">MinimumSpanningTree</text:span>. Qui viene fatto il primo override della funzione solve, ovvero implementando l’algoritmo di Prim per risolvere il problema dell’albero di copertura minimo. L’idea è quella di scegliere un vertice di partenza, <text:span text:style-name="T55">da cui si cercano i vertici connessi; da questi viene selezionato quello con peso minimo e viene aggiunto all’albero di copertura minimo. Questo processo viene iterato ogni volta fino a quando ho esaurito il numero di vertici. Gradualmente viene costruita la soluzione, che verrà poi restituita al termine della funzione. Questa classe non ha data member specifici, dato che vengono utilizzati quelli ereditati da </text:span><text:span text:style-name="T9">ProblemSolver</text:span><text:span text:style-name="T56">. La seconda classe derivata in esame è invece</text:span><text:span text:style-name="T10"> SingleSourceShortestPath</text:span><text:span text:style-name="T56">, dove invece l’override della funzione</text:span><text:span text:style-name="T10"> solve</text:span><text:span text:style-name="T56"> riguarda l’implementazione dell’algoritmo di </text:span><text:span text:style-name="T57">Dijkstra per risolvere il problema del cammino minimo data una sorgente. </text:span><text:span text:style-name="T58">In questo caso </text:span><text:span text:style-name="T59">invece si </text:span><text:span text:style-name="T60">usa</text:span><text:span text:style-name="T59"> un </text:span><text:span text:style-name="T62">vettore</text:span><text:span text:style-name="T59"> </text:span><text:span text:style-name="T60">(</text:span><text:span text:style-name="T11">sptSet</text:span><text:span text:style-name="T60">) dei vertici inclusi nello shortest path tree, inizializzato a false per ogni vertice. Si utilizza anche un vettore in cui si tiene invece traccia della distanza minima per il dato vertice dalla sorgente, </text:span><text:span text:style-name="T61">inizializzato con valore </text:span><text:span text:style-name="T12">int_max</text:span><text:span text:style-name="T61"> (ovvero l’intero più grande rappresentabile con 32 bit), tranne che per la sorgente, il cui valore associato sarà zero</text:span><text:span text:style-name="T60">. </text:span><text:span text:style-name="T61">Finchè non sono presenti tutti i vertici dello shortest path tree, viene eseguito un loop che, grazie alla funzione di supporto </text:span><text:span text:style-name="T12">min_distance</text:span><text:span text:style-name="T61">, controlla il percorso minimo per ogni vertice dalla sorgente. </text:span><text:span text:style-name="T63">Anche qui alla fine della funzione costruisco la soluzione e la restituisco. La terza classe derivata invece è la </text:span><text:span text:style-name="T13">AllPairsShortestPath</text:span><text:span text:style-name="T63">, dove la </text:span><text:span text:style-name="T13">solve </text:span><text:span text:style-name="T63">implementa l’algoritmo di Floyd-Warshall per il problema del cammino minimo per tutte le coppie di vertici. </text:span><text:span text:style-name="T64">Stavolta si cerca il percorso minimo dal nodo i al nodo j considerando tutti i nodi intermedi, aggiornando la matrice con le distanze minime ottenute.</text:span></text:p>
      <text:p text:style-name="P14"><text:span text:style-name="T66">I</text:span><text:span text:style-name="T67">nfine, c’è la classe </text:span><text:span text:style-name="T68">MaximumFlow</text:span><text:span text:style-name="T67">, in cui </text:span><text:span text:style-name="T68">solve</text:span><text:span text:style-name="T67"> fornisce un solutore per il problema del flusso massimo dati sorgente e destinazione utilizzando l’algoritmo di Ford-Fulkerson. </text:span><text:span text:style-name="T66">L’idea di base è quella di cercare un percorso che mi permetta di aumentare il flusso (considerando che inizialmente è uguale a zero) utilizzando un algoritmo di ricerca (in questo caso è stato utilizzata la ricerca in ampiezza). Si determina poi </text:span>la quantità di flusso che può essere inviata lungo il percorso di aumento, che corrisponde alla capacità residua minima lungo gli archi del perco<text:span text:style-name="T65">rso, e infine si a</text:span>umenta il flusso lungo il percorso di aumento della quantità determinata. <text:span text:style-name="T65">La ricerca in ampiezza viene effettuata dalla funzione </text:span><text:span text:style-name="T14">bfs</text:span><text:span text:style-name="T33">, una member function della classe.</text:span></text:p>
      <text:p text:style-name="P15"><text:span text:style-name="T33">C</text:span><text:span text:style-name="T24">ome si è potuto notare precedentemente, la funzione </text:span><text:span text:style-name="T2">solve</text:span><text:span text:style-name="T24"> (e le sue funzioni override) restituisce un puntatore a un oggetto di tipo </text:span><text:span text:style-name="T2">ProblemSolution</text:span><text:span text:style-name="T24">. Q</text:span><text:span text:style-name="T34">uesta è la classe che modella la terza entità fondamentale del progetto: la soluzione. </text:span><text:span text:style-name="T35">Anche in questo caso è presente una funzione </text:span><text:span text:style-name="T15">virtual std::ostream &amp; output(std::ostream &amp;) const = 0</text:span><text:span text:style-name="T35">, di cui bisognerà fare l’override; questo passaggio verrà fatto nella classe </text:span><text:span text:style-name="T15">SolutionOutput</text:span><text:span text:style-name="T35">, da cui eredita.</text:span></text:p>
      <text:p text:style-name="P16"><text:span text:style-name="T24">Al suo interno vi sono diversi data member privati: </text:span><text:span text:style-name="T2">name</text:span><text:span text:style-name="T24"> in cui viene salvato il nome del grafo, </text:span><text:span text:style-name="T2">problem </text:span><text:span text:style-name="T24">in cui vi è la descrizione del problema risolto, il vettore</text:span><text:span text:style-name="T2"> path</text:span><text:span text:style-name="T24"> in cui vengono salvati i percorsi risultanti,</text:span><text:span text:style-name="T2"> cost</text:span><text:span text:style-name="T24"> che invece è un vettore di “pesi” di ogni coppia di vertici del precedente data member,</text:span><text:span text:style-name="T2"> flow</text:span><text:span text:style-name="T24"> che sa</text:span><text:span text:style-name="T36">r</text:span><text:span text:style-name="T24">à un intero </text:span><text:span text:style-name="T36">diverso da -1 se è stato risolto il problema del flusso massimo e infine</text:span><text:span text:style-name="T16"> n</text:span><text:span text:style-name="T36"> e</text:span><text:span text:style-name="T16"> m</text:span><text:span text:style-name="T36"> che invece sono due interi che rappresentano il numero di vertici e di spigoli del grafo originale. Nel mio progetto ho deciso di inserire una sola classe per la gestione dell’output perché ho preferito uniformare il più possibile </text:span><text:span text:style-name="T37">il modo in cui la soluzione viene mostrata all’utente finale. Analizzando brevemente l’override della funzione </text:span><text:span text:style-name="T17">output</text:span><text:span text:style-name="T37">, si può notare la struttura della soluzione: inizialmente sarà esplicitato il problema risolto, poi il nome del grafo, il suo numero di vertici e di spigoli; successivamente le coppie di vertici e il relativo peso saranno stampate su righe diverse, nello stesso identico modo in cui sono presentate nei file con le descrizioni dei grafi. Infine verrà </text:span><text:soft-page-break/><text:span text:style-name="T37">stampato il valore del flusso massimo se questo è diverso da -1. Una cosa importante da notare è come questa funzione prenda in input un oggetto di tipo </text:span><text:span text:style-name="T17">ostream</text:span><text:span text:style-name="T37">, dato che l’output potrà nel mio caso essere stampato su standard output oppure su un documento </text:span><text:span text:style-name="T38">appositamente creato.</text:span></text:p>
      <text:p text:style-name="P17"><text:span text:style-name="T24">L’intera applicazione viene gestita nel codice contenuto nel file </text:span><text:span text:style-name="T2">main.cpp</text:span><text:span text:style-name="T24"> </text:span><text:span text:style-name="T39">e di conseguenza dalla funzione </text:span><text:span text:style-name="T18">main</text:span><text:span text:style-name="T39">, su cui ci focalizzeremo.</text:span></text:p>
      <text:p text:style-name="P18"><text:span text:style-name="T39">L</text:span><text:span text:style-name="T24">a prima dichiarazione che si incontra riguarda i due interi </text:span><text:span text:style-name="T2">choice</text:span><text:span text:style-name="T24"> e </text:span><text:span text:style-name="T2">second_choice</text:span><text:span text:style-name="T24"> in cui verranno salvati i valori numerici che rappresentano le due scelte. Successivamente vi sono due booleani di controllo errori, di richiesta uscita dal programma </text:span><text:span text:style-name="T40">e</text:span><text:span text:style-name="T24"> per segnalare che il problema è stato risolto. </text:span><text:span text:style-name="T40">Dopodichè ho le stringhe dove salvo il nome del file, l’input e il path della directory corrente, a cui concatenerò la stringa che rappresenta la cartella in cui vi sono i file con le descrizioni dei grafi. </text:span><text:span text:style-name="T41">Anche in questo caso, come per l’entità solutore, l’input viene inizialmente salvato in una variabile stringa e poi convertito in intero, usando il sistema di gestione delle eccezioni per catturare </text:span><text:span text:style-name="T50">e gestire</text:span><text:span text:style-name="T41"> un eventuale errore di conversione. Successivamente dichiaro una variabile di tipo </text:span><text:span text:style-name="T19">Graph</text:span><text:span text:style-name="T41"> </text:span><text:span text:style-name="T51">per salvare il grafo corrente e</text:span><text:span text:style-name="T41"> una variabile di tipo </text:span><text:span text:style-name="T19">ProblemSolver</text:span><text:span text:style-name="T41"> utile per fare successivamente dynamic binding e usare quindi le derivate della classe virtuale base. Infine dichiaro una variabile di tipo </text:span><text:span text:style-name="T19">ProblemSolution</text:span><text:span text:style-name="T41">: stesso discorso di prima per quanto riguarda il dynamic binding. </text:span><text:span text:style-name="T42">Ho anche variabili per salvare sia il file di input, sia quello di output. </text:span></text:p>
      <text:p text:style-name="P19"><text:span text:style-name="T24">Da questo punto in poi inizia la parte di gestione dell’interazione con l’utente da terminale, con la stampa di un primo messaggio esclusivo per l’inizio di esecuzione del programma. </text:span><text:span text:style-name="T43">Infatti, la parte successiva è un ciclo while in cui viene stampato il primo menu (grazie alla funzione di supporto </text:span><text:span text:style-name="T20">print_menu</text:span><text:span text:style-name="T43">), viene chiesto di inserire un’opzione e poi viene eseguito uno switch statement, in modo da far corrispondere l’input ad un’opzione effettiva. Se l’opzione digitata è “</text:span><text:span text:style-name="T44">2”</text:span><text:span text:style-name="T43">, allora vi sarà un altro loop innestato in cui verrà stampato un secondo menu (grazie alla funzione </text:span><text:span text:style-name="T20">print_second_menu</text:span><text:span text:style-name="T43">) </text:span><text:span text:style-name="T44">e in cui sarà presente un altro switch statement, esattamente come prima: </text:span><text:span text:style-name="T52">ad ogni opzione corrisponderà un problema diverso.</text:span><text:span text:style-name="T44"> </text:span><text:span text:style-name="T45">Tornando al primo menu, s</text:span><text:span text:style-name="T44">e l’opzione digitata </text:span><text:span text:style-name="T45">è “1” viene chiesto di inserire un nome di uno dei file contenenti la descrizione di un grafo in input, se è “3” viene stampata la soluzione su terminale, se è “4” la soluzione viene salvata in un documento e infine se </text:span><text:span text:style-name="T44">invece è “5”, il programma terminerà, distruggendo inoltre sia la variabile con la soluzione sia quella con il solutore, se e solo se è stato risolto un problema, in modo da evitare il </text:span><text:span text:style-name="T21">segmentation fault</text:span><text:span text:style-name="T44">. Da notare che è presente la funzione </text:span><text:span text:style-name="T21">clear_terminal</text:span><text:span text:style-name="T44"> che esegue un comando da terminale diverso in base al sistema operativo. Questo è molto importante per me dato che il programma è stato scritto, compilato e testato su Linux, ma compila (aggiungendo il flag </text:span><text:span text:style-name="T21">/std:c++17</text:span><text:span text:style-name="T44"> utilizzando </text:span><text:span text:style-name="T21">cl</text:span><text:span text:style-name="T44"> per compilare) e funziona anche su Windows.</text:span></text:p>
      <text:p text:style-name="P19"><text:span text:style-name="T44"/></text:p>
      <text:p text:style-name="P20"><text:span text:style-name="T44">T</text:span><text:span text:style-name="T24">ermina qui la relazione relativa al mio progetto e alla applicazione sviluppata, che è, un’implementazione basilare </text:span><text:span text:style-name="T46">ed essenziale </text:span><text:span text:style-name="T24">ma efficace per risolvere dei problemi su un grafo; </text:span><text:span text:style-name="T46">inoltre, è facilmente espandibile </text:span><text:span text:style-name="T53">aggiungendo </text:span><text:span text:style-name="T54">nuovi </text:span><text:span text:style-name="T53">solutori per </text:span><text:span text:style-name="T54">altri</text:span><text:span text:style-name="T53"> problemi: basta</text:span><text:span text:style-name="T46"> sfrutta</text:span><text:span text:style-name="T53">re</text:span><text:span text:style-name="T46"> il polimorfismo r</text:span><text:span text:style-name="T47">un</text:span><text:span text:style-name="T46">-time e la classe virtuale pura </text:span><text:span text:style-name="T22">ProblemSolver</text:span><text:span text:style-name="T2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1T16:26:18.639989983</meta:creation-date>
    <meta:generator>LibreOffice/24.2.4.2$Linux_X86_64 LibreOffice_project/420$Build-2</meta:generator>
    <dc:date>2024-07-15T15:18:15.023274561</dc:date>
    <meta:editing-duration>PT3H15M59S</meta:editing-duration>
    <meta:editing-cycles>42</meta:editing-cycles>
    <meta:print-date>2024-07-15T15:19:21.128153875</meta:print-date>
    <meta:printed-by>PDF files</meta:printed-by>
    <meta:document-statistic meta:table-count="0" meta:image-count="0" meta:object-count="0" meta:page-count="4" meta:paragraph-count="19" meta:word-count="2053" meta:character-count="13214" meta:non-whitespace-character-count="11176"/>
  </office:meta>
</office:document-meta>
</file>